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style-name="Default"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 table:number-columns-repeated="10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 office:value-type="string">
            <text:p>need to work on filmographi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 table:number-columns-repeated="1017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style-name="Default"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style-name="Default"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style-name="Default"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a script to just drop and add the movie table not the whole database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 table:number-columns-repeated="1017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 table:number-columns-repeated="1017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The dummy Battle of Algiers record is being inserted into the database even for movie additions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move some of the special case handling (names, for example) in OscarParser to the oscar_given_to.sh script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lean up OscarParser code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smallint/tinyint attribute “shared” in oscar_given_to table indicating how many other recipients the nominee is sharing the award with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office:value-type="string">
            <text:p>or just concat all of them together...</text:p>
          </table:table-cell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code to OscarParser to write sql inserts for the worked_on table since the information is there anyway</text:p>
          </table:table-cell>
          <table:table-cell table:number-columns-repeated="1017"/>
        </table:table-row>
        <table:table-row table:style-name="ro1">
          <table:table-cell table:style-name="Default" office:value-type="float" office:value="60">
            <text:p>60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Create separate db schemas (one for performance, one for space, and one for both possibly) and try out the query speeds and check db siz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1">
            <text:p>6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Create init_sqlite_database.sql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2">
            <text:p>6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 office:value-type="string">
            <text:p>Research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Look into using Spring MVC and Hibernate</text:p>
          </table:table-cell>
          <table:table-cell table:style-name="Default" table:number-columns-repeated="1017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22:0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2-02-27T22:09:51</dc:date>
    <meta:editing-duration>PT21H26M16S</meta:editing-duration>
    <meta:editing-cycles>93</meta:editing-cycles>
    <meta:generator>OpenOffice.org/3.2$Unix OpenOffice.org_project/320m12$Build-9483</meta:generator>
    <dc:creator>Tyler Hayes</dc:creator>
    <meta:document-statistic meta:table-count="3" meta:cell-count="392" meta:object-count="0"/>
    <meta:user-defined meta:name="Info 1"/>
    <meta:user-defined meta:name="Info 2"/>
    <meta:user-defined meta:name="Info 3"/>
    <meta:user-defined meta:name="Info 4"/>
  </office:meta>
</office:document-meta>
</file>